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6cm"/>
    </style:style>
    <style:style style:name="co7" style:family="table-column">
      <style:table-column-properties fo:break-before="auto" style:column-width="5.378cm"/>
    </style:style>
    <style:style style:name="co8" style:family="table-column">
      <style:table-column-properties fo:break-before="auto" style:column-width="4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able-cell-properties fo:background-color="#ffff00"/>
    </style:style>
    <style:style style:name="ce4" style:family="table-cell" style:parent-style-name="Default" style:data-style-name="N99">
      <style:table-cell-properties fo:background-color="#ffff00"/>
      <style:text-properties fo:font-size="9pt" style:font-size-asian="9pt" style:font-size-complex="9pt"/>
    </style:style>
    <style:style style:name="ce5" style:family="table-cell" style:parent-style-name="Default" style:data-style-name="N99"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99">
      <style:table-cell-properties fo:background-color="transparent"/>
    </style:style>
    <style:style style:name="ce8" style:family="table-cell" style:parent-style-name="Default" style:data-style-name="N99">
      <style:table-cell-properties fo:background-color="transparent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7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edit_rating</text:p>
          </table:table-cell>
          <table:table-cell office:value-type="string" calcext:value-type="string">
            <text:p>buys_computer</text:p>
          </table:table-cell>
          <table:table-cell table:style-name="Default" office:value-type="string" calcext:value-type="string">
            <text:p><text:span text:style-name="T1">Step 1: </text:span>age &lt;= 0.5 (== middle_aged)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  <table:table-cell table:formula="of:=[.B1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formula="of:=[.B2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ddle_ag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formula="of:=[.B3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style-name="ce3" table:formula="of:=[.B4]=&quot;middle_aged&quot;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formula="of:=[.B5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formula="of:=[.B6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ddle_ag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formula="of:=[.B7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  <table:table-cell table:style-name="ce3" table:formula="of:=[.B8]=&quot;middle_aged&quot;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formula="of:=[.B9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formula="of:=[.B10]=&quot;middle_aged&quot;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formula="of:=[.B11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_ag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formula="of:=[.B12]=&quot;middle_aged&quot;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ddle_ag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style-name="ce3" table:formula="of:=[.B13]=&quot;middle_aged&quot;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style-name="ce3" table:formula="of:=[.B14]=&quot;middle_aged&quot;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credit_rating</text:p>
          </table:table-cell>
          <table:table-cell table:style-name="ce1" office:value-type="string" calcext:value-type="string">
            <text:p>buys_computer</text:p>
          </table:table-cell>
          <table:table-cell table:style-name="ce1" office:value-type="string" calcext:value-type="string">
            <text:p><text:span text:style-name="T2">Step 1: </text:span>age &gt;= 0.5 (!= middle_aged)</text:p>
          </table:table-cell>
          <table:table-cell table:style-name="ce1" office:value-type="string" calcext:value-type="string">
            <text:p><text:span text:style-name="T2">Step 2: </text:span>student &lt;= 0.5 (no)</text:p>
          </table:table-cell>
          <table:table-cell table:style-name="ce1" office:value-type="string" calcext:value-type="string">
            <text:p>Step 3: age == ‘youth’ or age &gt; 1.5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outh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no</text:p>
          </table:table-cell>
          <table:table-cell table:style-name="ce4" table:formula="of:=NOT([.B20]=&quot;middle_aged&quot;)" office:value-type="boolean" office:boolean-value="true" calcext:value-type="boolean">
            <text:p>TRUE</text:p>
          </table:table-cell>
          <table:table-cell table:style-name="ce4" table:formula="of:=(([.G20]=1))AND([.D20]=&quot;no&quot;)" office:value-type="boolean" office:boolean-value="true" calcext:value-type="boolean">
            <text:p>TRUE</text:p>
          </table:table-cell>
          <table:table-cell table:style-name="ce4" table:formula="of:=(([.G20]=1))AND([.H20]=1)  AND ([.B20] = &quot;youth&quot;)" office:value-type="boolean" office:boolean-value="true" calcext:value-type="boolean">
            <text:p>TRU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outh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</text:p>
          </table:table-cell>
          <table:table-cell table:style-name="ce4" table:formula="of:=NOT([.B21]=&quot;middle_aged&quot;)" office:value-type="boolean" office:boolean-value="true" calcext:value-type="boolean">
            <text:p>TRUE</text:p>
          </table:table-cell>
          <table:table-cell table:style-name="ce4" table:formula="of:=(([.G21]=1))AND([.D21]=&quot;no&quot;)" office:value-type="boolean" office:boolean-value="true" calcext:value-type="boolean">
            <text:p>TRUE</text:p>
          </table:table-cell>
          <table:table-cell table:style-name="ce4" table:formula="of:=(([.G21]=1))AND([.H21]=1)  AND ([.B21] = &quot;youth&quot;)" office:value-type="boolean" office:boolean-value="true" calcext:value-type="boolean">
            <text:p>TRU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ddle_aged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yes</text:p>
          </table:table-cell>
          <table:table-cell table:style-name="ce5" table:formula="of:=NOT([.B22]=&quot;middle_aged&quot;)" office:value-type="boolean" office:boolean-value="false" calcext:value-type="boolean">
            <text:p>FALSE</text:p>
          </table:table-cell>
          <table:table-cell table:style-name="ce5" table:formula="of:=(([.G22]=1))AND([.D22]=&quot;no&quot;)" office:value-type="boolean" office:boolean-value="false" calcext:value-type="boolean">
            <text:p>FALSE</text:p>
          </table:table-cell>
          <table:table-cell table:style-name="ce8" table:formula="of:=(([.G22]=1))AND([.H22]=1)  AND ([.B22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nio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yes</text:p>
          </table:table-cell>
          <table:table-cell table:style-name="ce4" table:formula="of:=NOT([.B23]=&quot;middle_aged&quot;)" office:value-type="boolean" office:boolean-value="true" calcext:value-type="boolean">
            <text:p>TRUE</text:p>
          </table:table-cell>
          <table:table-cell table:style-name="ce4" table:formula="of:=(([.G23]=1))AND([.D23]=&quot;no&quot;)" office:value-type="boolean" office:boolean-value="true" calcext:value-type="boolean">
            <text:p>TRUE</text:p>
          </table:table-cell>
          <table:table-cell table:style-name="ce8" table:formula="of:=(([.G23]=1))AND([.H23]=1)  AND ([.B23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nior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yes</text:p>
          </table:table-cell>
          <table:table-cell table:style-name="ce4" table:formula="of:=NOT([.B24]=&quot;middle_aged&quot;)" office:value-type="boolean" office:boolean-value="true" calcext:value-type="boolean">
            <text:p>TRUE</text:p>
          </table:table-cell>
          <table:table-cell table:style-name="ce5" table:formula="of:=(([.G24]=1))AND([.D24]=&quot;no&quot;)" office:value-type="boolean" office:boolean-value="false" calcext:value-type="boolean">
            <text:p>FALSE</text:p>
          </table:table-cell>
          <table:table-cell table:style-name="ce8" table:formula="of:=(([.G24]=1))AND([.H24]=1)  AND ([.B24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nior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</text:p>
          </table:table-cell>
          <table:table-cell table:style-name="ce4" table:formula="of:=NOT([.B25]=&quot;middle_aged&quot;)" office:value-type="boolean" office:boolean-value="true" calcext:value-type="boolean">
            <text:p>TRUE</text:p>
          </table:table-cell>
          <table:table-cell table:style-name="ce5" table:formula="of:=(([.G25]=1))AND([.D25]=&quot;no&quot;)" office:value-type="boolean" office:boolean-value="false" calcext:value-type="boolean">
            <text:p>FALSE</text:p>
          </table:table-cell>
          <table:table-cell table:style-name="ce8" table:formula="of:=(([.G25]=1))AND([.H25]=1)  AND ([.B25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ddle_aged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yes</text:p>
          </table:table-cell>
          <table:table-cell table:style-name="ce5" table:formula="of:=NOT([.B26]=&quot;middle_aged&quot;)" office:value-type="boolean" office:boolean-value="false" calcext:value-type="boolean">
            <text:p>FALSE</text:p>
          </table:table-cell>
          <table:table-cell table:style-name="ce5" table:formula="of:=(([.G26]=1))AND([.D26]=&quot;no&quot;)" office:value-type="boolean" office:boolean-value="false" calcext:value-type="boolean">
            <text:p>FALSE</text:p>
          </table:table-cell>
          <table:table-cell table:style-name="ce8" table:formula="of:=(([.G26]=1))AND([.H26]=1)  AND ([.B26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yout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no</text:p>
          </table:table-cell>
          <table:table-cell table:style-name="ce4" table:formula="of:=NOT([.B27]=&quot;middle_aged&quot;)" office:value-type="boolean" office:boolean-value="true" calcext:value-type="boolean">
            <text:p>TRUE</text:p>
          </table:table-cell>
          <table:table-cell table:style-name="ce4" table:formula="of:=(([.G27]=1))AND([.D27]=&quot;no&quot;)" office:value-type="boolean" office:boolean-value="true" calcext:value-type="boolean">
            <text:p>TRUE</text:p>
          </table:table-cell>
          <table:table-cell table:style-name="ce4" table:formula="of:=(([.G27]=1))AND([.H27]=1)  AND ([.B27] = &quot;youth&quot;)" office:value-type="boolean" office:boolean-value="true" calcext:value-type="boolean">
            <text:p>TRU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out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yes</text:p>
          </table:table-cell>
          <table:table-cell table:style-name="ce4" table:formula="of:=NOT([.B28]=&quot;middle_aged&quot;)" office:value-type="boolean" office:boolean-value="true" calcext:value-type="boolean">
            <text:p>TRUE</text:p>
          </table:table-cell>
          <table:table-cell table:style-name="ce5" table:formula="of:=(([.G28]=1))AND([.D28]=&quot;no&quot;)" office:value-type="boolean" office:boolean-value="false" calcext:value-type="boolean">
            <text:p>FALSE</text:p>
          </table:table-cell>
          <table:table-cell table:style-name="ce8" table:formula="of:=(([.G28]=1))AND([.H28]=1)  AND ([.B28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enio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yes</text:p>
          </table:table-cell>
          <table:table-cell table:style-name="ce4" table:formula="of:=NOT([.B29]=&quot;middle_aged&quot;)" office:value-type="boolean" office:boolean-value="true" calcext:value-type="boolean">
            <text:p>TRUE</text:p>
          </table:table-cell>
          <table:table-cell table:style-name="ce5" table:formula="of:=(([.G29]=1))AND([.D29]=&quot;no&quot;)" office:value-type="boolean" office:boolean-value="false" calcext:value-type="boolean">
            <text:p>FALSE</text:p>
          </table:table-cell>
          <table:table-cell table:style-name="ce8" table:formula="of:=(([.G29]=1))AND([.H29]=1)  AND ([.B29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out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yes</text:p>
          </table:table-cell>
          <table:table-cell table:style-name="ce4" table:formula="of:=NOT([.B30]=&quot;middle_aged&quot;)" office:value-type="boolean" office:boolean-value="true" calcext:value-type="boolean">
            <text:p>TRUE</text:p>
          </table:table-cell>
          <table:table-cell table:style-name="ce5" table:formula="of:=(([.G30]=1))AND([.D30]=&quot;no&quot;)" office:value-type="boolean" office:boolean-value="false" calcext:value-type="boolean">
            <text:p>FALSE</text:p>
          </table:table-cell>
          <table:table-cell table:style-name="ce8" table:formula="of:=(([.G30]=1))AND([.H30]=1)  AND ([.B30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iddle_aged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yes</text:p>
          </table:table-cell>
          <table:table-cell table:style-name="ce5" table:formula="of:=NOT([.B31]=&quot;middle_aged&quot;)" office:value-type="boolean" office:boolean-value="false" calcext:value-type="boolean">
            <text:p>FALSE</text:p>
          </table:table-cell>
          <table:table-cell table:style-name="ce5" table:formula="of:=(([.G31]=1))AND([.D31]=&quot;no&quot;)" office:value-type="boolean" office:boolean-value="false" calcext:value-type="boolean">
            <text:p>FALSE</text:p>
          </table:table-cell>
          <table:table-cell table:style-name="ce8" table:formula="of:=(([.G31]=1))AND([.H31]=1)  AND ([.B31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iddle_aged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yes</text:p>
          </table:table-cell>
          <table:table-cell table:style-name="ce5" table:formula="of:=NOT([.B32]=&quot;middle_aged&quot;)" office:value-type="boolean" office:boolean-value="false" calcext:value-type="boolean">
            <text:p>FALSE</text:p>
          </table:table-cell>
          <table:table-cell table:style-name="ce5" table:formula="of:=(([.G32]=1))AND([.D32]=&quot;no&quot;)" office:value-type="boolean" office:boolean-value="false" calcext:value-type="boolean">
            <text:p>FALSE</text:p>
          </table:table-cell>
          <table:table-cell table:style-name="ce8" table:formula="of:=(([.G32]=1))AND([.H32]=1)  AND ([.B32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enio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</text:p>
          </table:table-cell>
          <table:table-cell table:style-name="ce4" table:formula="of:=NOT([.B33]=&quot;middle_aged&quot;)" office:value-type="boolean" office:boolean-value="true" calcext:value-type="boolean">
            <text:p>TRUE</text:p>
          </table:table-cell>
          <table:table-cell table:style-name="ce4" table:formula="of:=(([.G33]=1))AND([.D33]=&quot;no&quot;)" office:value-type="boolean" office:boolean-value="true" calcext:value-type="boolean">
            <text:p>TRUE</text:p>
          </table:table-cell>
          <table:table-cell table:style-name="ce8" table:formula="of:=(([.G33]=1))AND([.H33]=1)  AND ([.B33] = &quot;youth&quot;)" office:value-type="boolean" office:boolean-value="false" calcext:value-type="boolean">
            <text:p>FALSE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Not all ‘buys_computer’ are same</text:p>
          </table:table-cell>
          <table:table-cell table:style-name="ce1" office:value-type="string" calcext:value-type="string">
            <text:p>All ‘buys_computer’ are same: no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1:06:39.025751441</meta:creation-date>
    <dc:date>2023-06-09T12:27:18.822864984</dc:date>
    <meta:editing-duration>PT59M54S</meta:editing-duration>
    <meta:editing-cycles>9</meta:editing-cycles>
    <meta:generator>LibreOffice/7.3.7.2$Linux_X86_64 LibreOffice_project/30$Build-2</meta:generator>
    <meta:document-statistic meta:table-count="1" meta:cell-count="244" meta:object-count="0"/>
  </office:meta>
</office:document-meta>
</file>